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15.00%" fo:text-align="left"/>
    </style:style>
    <style:style style:name="P3" style:family="paragraph">
      <style:paragraph-properties fo:line-height="100.00%" fo:text-align="left" fo:margin-left="1.40pt" fo:text-indent="-1.40pt">
        <style:tab-stops>
          <style:tab-stop style:position="27.20pt" style:type="center"/>
          <style:tab-stop style:position="3288.25pt" style:type="center"/>
        </style:tab-stops>
      </style:paragraph-properties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 fo:margin-left="1.40pt" fo:text-indent="-1.40pt">
        <style:tab-stops>
          <style:tab-stop style:position="27.20pt" style:type="center"/>
          <style:tab-stop style:position="3288.25pt" style:type="center"/>
        </style:tab-stops>
      </style:paragraph-properties>
    </style:style>
    <style:style style:name="P6" style:family="paragraph">
      <style:paragraph-properties fo:line-height="115.00%" fo:text-align="left" fo:margin-bottom="7.00pt"/>
    </style:style>
    <style:style style:name="P7" style:family="paragraph">
      <style:paragraph-properties fo:line-height="100.00%" fo:text-align="left"/>
    </style:style>
    <style:style style:name="TableColumn0100" style:family="table-column">
      <style:table-column-properties style:column-width="0.397222in"/>
    </style:style>
    <style:style style:name="TableColumn0101" style:family="table-column">
      <style:table-column-properties style:column-width="0.246528in"/>
    </style:style>
    <style:style style:name="Table01" style:family="table">
      <style:table-properties style:width="0.64375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center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center" fo:background-color="#ffffff"/>
    </style:style>
  </office:automatic-styles>
  <office:body>
    <office:text>
      <text:p text:style-name="P1"><text:span text:style-name="T1"/></text:p>
      <text:p text:style-name="P1"><text:span text:style-name="T1"/></text:p>
      <text:p text:style-name="P2"><text:span text:style-name="T2">Ve sv</text:span><text:span text:style-name="T3">ětě kosmetiky se pohybuji v</text:span><text:span text:style-name="T4">íce ne</text:span><text:span text:style-name="T5">ž 12 let, ale zaj</text:span><text:span text:style-name="T6">ímala m</text:span><text:span text:style-name="T7">ě už od dětstv</text:span><text:span text:style-name="T8">í.</text:span></text:p>
      <text:p text:style-name="P2"><text:span text:style-name="T9">Svou práci miluju a otev</text:span><text:span text:style-name="T10">ř</text:span><text:span text:style-name="T11">ít si sv</text:span><text:span text:style-name="T12">ůj vlastn</text:span><text:span text:style-name="T13">í salon, byl v</text:span><text:span text:style-name="T14">ždycky můj sen.</text:span></text:p>
      <text:p text:style-name="P2"><text:span text:style-name="T15"/></text:p>
      <text:p text:style-name="P2"><text:span text:style-name="T16">Cht</text:span><text:span text:style-name="T17">ěla jsem pracovat s kosmetikou, kter</text:span><text:span text:style-name="T18">é v</text:span><text:span text:style-name="T19">ěř</text:span><text:span text:style-name="T20">ím</text:span><text:span text:style-name="T21">,</text:span><text:span text:style-name="T22"><text:s/>sama jí pou</text:span><text:span text:style-name="T23">ž</text:span><text:span text:style-name="T24">ívám</text:span><text:span text:style-name="T25">,</text:span><text:span text:style-name="T26"><text:s/>a nabídnout</text:span><text:span text:style-name="T27"><text:s/></text:span><text:span text:style-name="T28">žen</text:span><text:span text:style-name="T29">ám luxusní pé</text:span><text:span text:style-name="T30">či s co nejrychlejš</text:span><text:span text:style-name="T31">ím ú</text:span><text:span text:style-name="T32">činkem.</text:span></text:p>
      <text:p text:style-name="P2"><text:span text:style-name="T33"/></text:p>
      <text:p text:style-name="P2"><text:span text:style-name="T34">Takové podmínky se zdály nesplnitelné, a</text:span><text:span text:style-name="T35">ž do doby, než jsem poznala BR.</text:span></text:p>
      <text:p text:style-name="P2"><text:span text:style-name="T36">P</text:span><text:span text:style-name="T37">řekvapilo mě, jak ženy po jednom ošetřen</text:span><text:span text:style-name="T38">í zkrásn</text:span><text:span text:style-name="T39">ěly a jak rychle to bylo vidět.<text:s/></text:span><text:span text:style-name="T40">Sama jsem BR za</text:span><text:span text:style-name="T41">čala použ</text:span><text:span text:style-name="T42">ívat a stále m</text:span><text:span text:style-name="T43">ě překvapuj</text:span><text:span text:style-name="T44">í jeho ú</text:span><text:span text:style-name="T45">činky.</text:span></text:p>
      <text:p text:style-name="P2"><text:span text:style-name="T46"/></text:p>
      <text:p text:style-name="P2"><text:span text:style-name="T47">Mám zku</text:span><text:span text:style-name="T48">šenosti nejen v p</text:span><text:span text:style-name="T49">é</text:span><text:span text:style-name="T50">či o pleť, ale i o tělo a pracovala jsem s nejrůznějš</text:span><text:span text:style-name="T51">ími p</text:span><text:span text:style-name="T52">ř</text:span><text:span text:style-name="T53">ístroji v presti</text:span><text:span text:style-name="T54">žn</text:span><text:span text:style-name="T55">ích estetických klinikách a salonech. O</text:span><text:span text:style-name="T56">šetřovala jsem z</text:span><text:span text:style-name="T57">ákaznice s p</text:span><text:span text:style-name="T58">ř</text:span><text:span text:style-name="T59">ístroji LPG, radiofrekvence, kryolipolýza, rázová vlna, mezoterapie a dal</text:span><text:span text:style-name="T60">š</text:span><text:span text:style-name="T61">í.</text:span></text:p>
      <text:p text:style-name="P2"><text:span text:style-name="T62"/></text:p>
      <text:p text:style-name="P2"><text:span text:style-name="T63">Ve svém salonu vám chci nabízet ty nejlep</text:span><text:span text:style-name="T64">š</text:span><text:span text:style-name="T65">í slu</text:span><text:span text:style-name="T66">žby, kter</text:span><text:span text:style-name="T67">é budu postupn</text:span><text:span text:style-name="T68">ě rozšiřovat.</text:span></text:p>
      <text:p text:style-name="P2"><text:span text:style-name="T69">Ka</text:span><text:span text:style-name="T70">žd</text:span><text:span text:style-name="T71">é klientce vytvá</text:span><text:span text:style-name="T72">ř</text:span><text:span text:style-name="T73">ím o</text:span><text:span text:style-name="T74">šetřen</text:span><text:span text:style-name="T75">í i domácí pé</text:span><text:span text:style-name="T76">či na m</text:span><text:span text:style-name="T77">íru, k dosa</text:span><text:span text:style-name="T78">žen</text:span><text:span text:style-name="T79">í maximálního efektu.</text:span></text:p>
      <text:p text:style-name="P2"><text:span text:style-name="T80"/></text:p>
      <text:p text:style-name="P2"><text:span text:style-name="T80"/></text:p>
      <text:p text:style-name="P2"><text:span text:style-name="T81"><text:tab/>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4"><text:span text:style-name="T82"/></text:p>
          </table:table-cell>
          <table:table-cell table:style-name="TableCell010001">
            <text:p text:style-name="P4"><text:span text:style-name="T82"/></text:p>
          </table:table-cell>
        </table:table-row>
      </table:table>
      <text:p text:style-name="P6"><text:span text:style-name="T82"/></text:p>
      <text:p text:style-name="P7"><text:span text:style-name="T8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